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74984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2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a818b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style:page-number="auto" fo:background-color="transparent"/>
      <style:text-properties officeooo:paragraph-rsid="00197548"/>
    </style:style>
    <style:style style:name="P4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7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10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97548" style:letter-kerning="true" style:font-name-asian="Times New Roman1" style:font-size-asian="16pt" style:language-asian="ru" style:country-asian="RU" style:font-name-complex="Times New Roman1" style:font-size-complex="16pt"/>
    </style:style>
    <style:style style:name="P1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975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97548" style:letter-kerning="true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normal" officeooo:paragraph-rsid="00197548" style:letter-kerning="tru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97548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18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b981b" officeooo:paragraph-rsid="001b981b" style:font-name-asian="Times New Roman1" style:font-size-asian="15pt" style:language-asian="ru" style:country-asian="RU" style:font-name-complex="Times New Roman1" style:font-size-complex="15pt"/>
    </style:style>
    <style:style style:name="T1" style:family="text">
      <style:text-properties officeooo:rsid="00174984"/>
    </style:style>
    <style:style style:name="T2" style:family="text">
      <style:text-properties officeooo:rsid="00197548"/>
    </style:style>
    <style:style style:name="T3" style:family="text">
      <style:text-properties fo:color="#000000" style:font-name="Times New Roman" fo:font-size="15pt" officeooo:rsid="00174984" style:font-name-asian="Times New Roman1" style:font-size-asian="15pt" style:language-asian="ru" style:country-asian="RU" style:font-name-complex="Times New Roman1" style:font-size-complex="15pt"/>
    </style:style>
    <style:style style:name="T4" style:family="text">
      <style:text-properties fo:color="#000000" style:font-name="Times New Roman" fo:font-size="15pt" officeooo:rsid="00197548" style:font-name-asian="Times New Roman1" style:font-size-asian="15pt" style:language-asian="ru" style:country-asian="RU" style:font-name-complex="Times New Roman1" style:font-size-complex="15pt"/>
    </style:style>
    <style:style style:name="T5" style:family="text">
      <style:text-properties fo:color="#000000" style:font-name="Times New Roman" fo:font-size="15pt" officeooo:rsid="001b981b" style:font-name-asian="Times New Roman1" style:font-size-asian="15pt" style:language-asian="ru" style:country-asian="RU" style:font-name-complex="Times New Roman1" style:font-size-complex="15pt"/>
    </style:style>
    <style:style style:name="T6" style:family="text">
      <style:text-properties officeooo:rsid="001a8e56"/>
    </style:style>
    <style:style style:name="T7" style:family="text">
      <style:text-properties officeooo:rsid="001b981b"/>
    </style:style>
    <style:style style:name="T8" style:family="text">
      <style:text-properties officeooo:rsid="001ba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МИНИСТЕРСТВО ЦИФРОВОГО РАЗВИТИЯ СВЯЗИ И МАССОВЫХ КОММУНИКАЦИЙ</text:h>
      <text:h text:style-name="P12" text:outline-level="1">Ордена Трудового Красного Знамени</text:h>
      <text:h text:style-name="P12" text:outline-level="1">Федеральное государственное бюджетное образовательное учреждение высшего образования</text:h>
      <text:h text:style-name="P12" text:outline-level="1">«Московский технический университет связи и информатики»</text:h>
      <text:h text:style-name="P13" text:outline-level="1">Кафедра «Информационные технологии»</text:h>
      <text:p text:style-name="P9"/>
      <text:h text:style-name="P14" text:outline-level="1"/>
      <text:h text:style-name="P14" text:outline-level="1"/>
      <text:h text:style-name="P14" text:outline-level="1"/>
      <text:h text:style-name="P14" text:outline-level="1">Отчет по лабораторной работе №<text:span text:style-name="T6">5</text:span></text:h>
      <text:h text:style-name="P15" text:outline-level="1">по дисциплине «Введение в информационные технологии» на тему:</text:h>
      <text:h text:style-name="P16" text:outline-level="1">«<text:span text:style-name="T2">Базы данных и регистрация</text:span>»</text:h>
      <text:p text:style-name="P10"/>
      <text:p text:style-name="P10"/>
      <text:p text:style-name="P4"/>
      <text:p text:style-name="P4"><text:s text:c="74"/></text:p>
      <text:p text:style-name="P4"/>
      <text:p text:style-name="P4"><text:s text:c="75"/>Выполнил: <text:span text:style-name="T1">студент группы БВТ2104</text:span></text:p>
      <text:p text:style-name="P4"><text:s text:c="79"/><text:span text:style-name="T1">Бузаев Иван Александрович</text:span></text:p>
      <text:p text:style-name="P4"><text:s text:c="85"/>Проверил: Мкртчян Грач Маратович<text:tab/></text:p>
      <text:p text:style-name="P5"/>
      <text:p text:style-name="P7"/>
      <text:p text:style-name="P7"/>
      <text:p text:style-name="P7"/>
      <text:p text:style-name="P7"/>
      <text:p text:style-name="P7"/>
      <text:p text:style-name="P8">Москва</text:p>
      <text:p text:style-name="P6">2021</text:p>
      <text:p text:style-name="P3"><text:soft-page-break/><text:span text:style-name="T3">Цель: </text:span><text:span text:style-name="T4">создать базу данных, создать работающее окно регистрации </text:span><text:span text:style-name="T5">и аккаунта</text:span><text:span text:style-name="T4">.</text:span></text:p>
      <text:p text:style-name="P2"/>
      <text:p text:style-name="P1">Выполнение работы:</text:p>
      <text:p text:style-name="P17">1. Создаем <text:span text:style-name="T7">базу данных «service_db», внутри создаем схему, заполняем ее данными.</text:span></text:p>
      <text:p text:style-name="P17"/>
      <text:p text:style-name="P18">2. Создаем, связываем python файл с базой данных, через методы «post» и «get»x обращаемся к html файлам, <text:span text:style-name="T8">настраиваем заполнение базы данных через регистрацию</text:span>.</text:p>
      <text:p text:style-name="P18"/>
      <text:p text:style-name="P18">3. Создаем html файлы аккаунта, логина и регистрации, чтобы можно было <text:s/>передавать информацию в python фай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dc:date>2021-11-26T13:37:16.168649675</dc:date>
    <meta:editing-duration>PT34M48S</meta:editing-duration>
    <meta:editing-cycles>2</meta:editing-cycles>
    <meta:document-statistic meta:table-count="0" meta:image-count="0" meta:object-count="0" meta:page-count="2" meta:paragraph-count="19" meta:word-count="119" meta:character-count="1239" meta:non-whitespace-character-count="823"/>
  </office:meta>
</office:document-meta>
</file>